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44.34pt"/>
    </style:style>
    <style:style style:name="co1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39.34pt"/>
    </style:style>
    <style:style style:name="co14" style:family="table-column">
      <style:table-column-properties fo:break-before="auto" style:column-width="151.31pt"/>
    </style:style>
    <style:style style:name="co15" style:family="table-column">
      <style:table-column-properties fo:break-before="auto" style:column-width="126.6pt"/>
    </style:style>
    <style:style style:name="co16" style:family="table-column">
      <style:table-column-properties fo:break-before="auto" style:column-width="97.99pt"/>
    </style:style>
    <style:style style:name="co13" style:family="table-column">
      <style:table-column-properties fo:break-before="auto" style:column-width="125.04pt"/>
    </style:style>
    <style:style style:name="co17" style:family="table-column">
      <style:table-column-properties fo:break-before="auto" style:column-width="86.46pt"/>
    </style:style>
    <style:style style:name="co18" style:family="table-column">
      <style:table-column-properties fo:break-before="auto" style:column-width="171.35pt"/>
    </style:style>
    <style:style style:name="co19" style:family="table-column">
      <style:table-column-properties fo:break-before="auto" style:column-width="107.29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153.84pt"/>
    </style:style>
    <style:style style:name="co22" style:family="table-column">
      <style:table-column-properties fo:break-before="auto" style:column-width="122.94pt"/>
    </style:style>
    <style:style style:name="co23" style:family="table-column">
      <style:table-column-properties fo:break-before="auto" style:column-width="122.2pt"/>
    </style:style>
    <style:style style:name="co24" style:family="table-column">
      <style:table-column-properties fo:break-before="auto" style:column-width="162.34pt"/>
    </style:style>
    <style:style style:name="co25" style:family="table-column">
      <style:table-column-properties fo:break-before="auto" style:column-width="31.89pt"/>
    </style:style>
    <style:style style:name="co26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122">
      <style:table-cell-properties fo:wrap-option="wrap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CBI and Uniprot" table:style-name="ta1">
        <table:shapes>
          <draw:frame draw:z-index="0" draw:style-name="gr1" draw:text-style-name="P1" svg:width="453.54pt" svg:height="255.23pt" svg:x="194.03pt" svg:y="205.57pt">
            <loext:p draw:notify-on-update-of-ranges="'NCBI and Uniprot'.B3:'NCBI and Uniprot'.B7 'NCBI and Uniprot'.E2:'NCBI and Uniprot'.E2 'NCBI and Uniprot'.E3:'NCBI and Uniprot'.E7 'NCBI and Uniprot'.F2:'NCBI and Uniprot'.F2 'NCBI and Uniprot'.F3:'NCBI and Uniprot'.F7 'NCBI and Uniprot'.K2:'NCBI and Uniprot'.K2 'NCBI and Uniprot'.K3:'NCBI and Uniprot'.K7 'NCBI and Uniprot'.L2:'NCBI and Uniprot'.L2 'NCBI and Uniprot'.L3:'NCBI and Uniprot'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6pt" svg:x="674.08pt" svg:y="176.17pt">
            <loext:p draw:notify-on-update-of-ranges="'NCBI and Uniprot'.E3:'NCBI and Uniprot'.E7 'NCBI and Uniprot'.E3:'NCBI and Uniprot'.E7 'NCBI and Uniprot'.K2:'NCBI and Uniprot'.K2 'NCBI and Uniprot'.K3:'NCBI and Uniprot'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4pt" svg:height="255.23pt" svg:x="630.43pt" svg:y="440.48pt">
            <loext:p draw:notify-on-update-of-ranges="'NCBI and Uniprot'.F3:'NCBI and Uniprot'.F7 'NCBI and Uniprot'.K2:'NCBI and Uniprot'.K2 'NCBI and Uniprot'.K3:'NCBI and Uniprot'.K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6" office:value-type="boolean" office:boolean-value="true" calcext:value-type="boolean" table:number-columns-spanned="5" table:number-rows-spanned="1">
            <text:p>TRUE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Pred</text:p>
          </table:table-cell>
          <table:covered-table-cell/>
          <table:table-cell table:style-name="ce7" office:value-type="string" calcext:value-type="string" table:number-columns-spanned="3" table:number-rows-spanned="1">
            <text:p>Evaluation of predic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Genome ID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ize of genome</text:p>
          </table:table-cell>
          <table:table-cell office:value-type="string" calcext:value-type="string">
            <text:p>Gene density(genes/kb)</text:p>
          </table:table-cell>
          <table:table-cell office:value-type="string" calcext:value-type="string">
            <text:p>GC value</text:p>
          </table:table-cell>
          <table:table-cell office:value-type="string" calcext:value-type="string">
            <text:p>#proteins</text:p>
          </table:table-cell>
          <table:table-cell office:value-type="string" calcext:value-type="string">
            <text:p>#predicted genes</text:p>
          </table:table-cell>
          <table:table-cell office:value-type="string" calcext:value-type="string">
            <text:p>prediction correlation coefficent</text:p>
          </table:table-cell>
          <table:table-cell office:value-type="string" calcext:value-type="string">
            <text:p>True positive prediction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Sensitiv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3669" calcext:value-type="float">
            <text:p>3669</text:p>
          </table:table-cell>
          <table:table-cell office:value-type="float" office:value="4.64" calcext:value-type="float">
            <text:p>4.64</text:p>
          </table:table-cell>
          <table:table-cell table:formula="of:=[.C3]/([.D3]*1024)" office:value-type="float" office:value="0.772199959590517" calcext:value-type="float">
            <text:p>0.7721999596</text:p>
          </table:table-cell>
          <table:table-cell office:value-type="float" office:value="0.51" calcext:value-type="float">
            <text:p>0.51</text:p>
          </table:table-cell>
          <table:table-cell office:value-type="float" office:value="4313" calcext:value-type="float">
            <text:p>4313</text:p>
          </table:table-cell>
          <table:table-cell office:value-type="float" office:value="5079" calcext:value-type="float">
            <text:p>5079</text:p>
          </table:table-cell>
          <table:table-cell office:value-type="float" office:value="0.92" calcext:value-type="float">
            <text:p>0.92</text:p>
          </table:table-cell>
          <table:table-cell office:value-type="float" office:value="3691" calcext:value-type="float">
            <text:p>3691</text:p>
          </table:table-cell>
          <table:table-cell table:formula="of:=[.J3]/[.G3]" office:value-type="float" office:value="0.855784836540691" calcext:value-type="float">
            <text:p>0.8557848365</text:p>
          </table:table-cell>
          <table:table-cell table:formula="of:=[.J3]/[.H3]" office:value-type="float" office:value="0.726717857846033" calcext:value-type="float">
            <text:p>0.7267178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6572" calcext:value-type="float">
            <text:p>6572</text:p>
          </table:table-cell>
          <table:table-cell office:value-type="float" office:value="9.06" calcext:value-type="float">
            <text:p>9.06</text:p>
          </table:table-cell>
          <table:table-cell table:formula="of:=[.C4]/([.D4]*1024)" office:value-type="float" office:value="0.708385071743929" calcext:value-type="float">
            <text:p>0.7083850717</text:p>
          </table:table-cell>
          <table:table-cell office:value-type="float" office:value="0.72" calcext:value-type="float">
            <text:p>0.72</text:p>
          </table:table-cell>
          <table:table-cell office:value-type="float" office:value="7731" calcext:value-type="float">
            <text:p>7731</text:p>
          </table:table-cell>
          <table:table-cell office:value-type="float" office:value="7172" calcext:value-type="float">
            <text:p>7172</text:p>
          </table:table-cell>
          <table:table-cell office:value-type="float" office:value="0.52" calcext:value-type="float">
            <text:p>0.52</text:p>
          </table:table-cell>
          <table:table-cell office:value-type="float" office:value="4009" calcext:value-type="float">
            <text:p>4009</text:p>
          </table:table-cell>
          <table:table-cell table:formula="of:=[.J4]/[.G4]" office:value-type="float" office:value="0.51856163497607" calcext:value-type="float">
            <text:p>0.518561635</text:p>
          </table:table-cell>
          <table:table-cell table:formula="of:=[.J4]/[.H4]" office:value-type="float" office:value="0.558979364194088" calcext:value-type="float">
            <text:p>0.55897936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</text:p>
          </table:table-cell>
          <table:table-cell office:value-type="float" office:value="6213" calcext:value-type="float">
            <text:p>6213</text:p>
          </table:table-cell>
          <table:table-cell office:value-type="float" office:value="12.05" calcext:value-type="float">
            <text:p>12.05</text:p>
          </table:table-cell>
          <table:table-cell table:formula="of:=[.C5]/([.D5]*1024)" office:value-type="float" office:value="0.503517245850622" calcext:value-type="float">
            <text:p>0.5035172459</text:p>
          </table:table-cell>
          <table:table-cell office:value-type="float" office:value="0.38" calcext:value-type="float">
            <text:p>0.38</text:p>
          </table:table-cell>
          <table:table-cell office:value-type="float" office:value="769" calcext:value-type="float">
            <text:p>769</text:p>
          </table:table-cell>
          <table:table-cell office:value-type="float" office:value="724" calcext:value-type="float">
            <text:p>724</text:p>
          </table:table-cell>
          <table:table-cell office:value-type="float" office:value="0.91" calcext:value-type="float">
            <text:p>0.91</text:p>
          </table:table-cell>
          <table:table-cell office:value-type="float" office:value="711" calcext:value-type="float">
            <text:p>711</text:p>
          </table:table-cell>
          <table:table-cell table:formula="of:=[.J5]/[.G5]" office:value-type="float" office:value="0.924577373211963" calcext:value-type="float">
            <text:p>0.9245773732</text:p>
          </table:table-cell>
          <table:table-cell table:formula="of:=[.J5]/[.H5]" office:value-type="float" office:value="0.982044198895028" calcext:value-type="float">
            <text:p>0.98204419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office:value-type="float" office:value="3257" calcext:value-type="float">
            <text:p>3257</text:p>
          </table:table-cell>
          <table:table-cell office:value-type="float" office:value="3.23" calcext:value-type="float">
            <text:p>3.23</text:p>
          </table:table-cell>
          <table:table-cell table:formula="of:=[.C6]/([.D6]*1024)" office:value-type="float" office:value="0.984725715944273" calcext:value-type="float">
            <text:p>0.9847257159</text:p>
          </table:table-cell>
          <table:table-cell office:value-type="float" office:value="0.7" calcext:value-type="float">
            <text:p>0.7</text:p>
          </table:table-cell>
          <table:table-cell office:value-type="float" office:value="3127" calcext:value-type="float">
            <text:p>3127</text:p>
          </table:table-cell>
          <table:table-cell office:value-type="float" office:value="2778" calcext:value-type="float">
            <text:p>2778</text:p>
          </table:table-cell>
          <table:table-cell office:value-type="float" office:value="0.58" calcext:value-type="float">
            <text:p>0.58</text:p>
          </table:table-cell>
          <table:table-cell office:value-type="float" office:value="1945" calcext:value-type="float">
            <text:p>1945</text:p>
          </table:table-cell>
          <table:table-cell table:formula="of:=[.J6]/[.G6]" office:value-type="float" office:value="0.622001918771986" calcext:value-type="float">
            <text:p>0.6220019188</text:p>
          </table:table-cell>
          <table:table-cell table:formula="of:=[.J6]/[.H6]" office:value-type="float" office:value="0.700143988480922" calcext:value-type="float">
            <text:p>0.7001439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908" calcext:value-type="float">
            <text:p>1908</text:p>
          </table:table-cell>
          <table:table-cell office:value-type="float" office:value="1.93" calcext:value-type="float">
            <text:p>1.93</text:p>
          </table:table-cell>
          <table:table-cell table:formula="of:=[.C7]/([.D7]*1024)" office:value-type="float" office:value="0.965430699481865" calcext:value-type="float">
            <text:p>0.9654306995</text:p>
          </table:table-cell>
          <table:table-cell office:value-type="float" office:value="0.64" calcext:value-type="float">
            <text:p>0.64</text:p>
          </table:table-cell>
          <table:table-cell office:value-type="float" office:value="1861" calcext:value-type="float">
            <text:p>1861</text:p>
          </table:table-cell>
          <table:table-cell office:value-type="float" office:value="1758" calcext:value-type="float">
            <text:p>1758</text:p>
          </table:table-cell>
          <table:table-cell office:value-type="float" office:value="0.82" calcext:value-type="float">
            <text:p>0.82</text:p>
          </table:table-cell>
          <table:table-cell office:value-type="float" office:value="1460" calcext:value-type="float">
            <text:p>1460</text:p>
          </table:table-cell>
          <table:table-cell table:formula="of:=[.J7]/[.G7]" office:value-type="float" office:value="0.784524449220849" calcext:value-type="float">
            <text:p>0.7845244492</text:p>
          </table:table-cell>
          <table:table-cell table:formula="of:=[.J7]/[.H7]" office:value-type="float" office:value="0.830489192263936" calcext:value-type="float">
            <text:p>0.8304891923</text:p>
          </table:table-cell>
        </table:table-row>
      </table:table>
      <table:table table:name="Glimmer evaluation" table:style-name="ta1">
        <table:table-column table:style-name="co6" table:default-cell-style-name="ce4"/>
        <table:table-column table:style-name="co7" table:default-cell-style-name="ce4"/>
        <table:table-column table:style-name="co1" table:visibility="collapse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4" table:default-cell-style-name="ce4"/>
        <table:table-row table:style-name="ro1">
          <table:table-cell table:style-name="ce3" office:value-type="string" calcext:value-type="string">
            <text:p>Genome ID 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predicted ORF</text:p>
          </table:table-cell>
          <table:table-cell table:style-name="ce3" office:value-type="string" calcext:value-type="string">
            <text:p>average true length</text:p>
          </table:table-cell>
          <table:table-cell table:style-name="ce3" office:value-type="string" calcext:value-type="string">
            <text:p>average predicted length </text:p>
          </table:table-cell>
          <table:table-cell table:style-name="ce3" office:value-type="string" calcext:value-type="string">
            <text:p>sensitivity</text:p>
          </table:table-cell>
          <table:table-cell table:style-name="ce3" office:value-type="string" calcext:value-type="string">
            <text:p>specificity</text:p>
          </table:table-cell>
          <table:table-cell table:style-name="ce3" office:value-type="string" calcext:value-type="string">
            <text:p>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5323" calcext:value-type="float">
            <text:p>5323</text:p>
          </table:table-cell>
          <table:table-cell office:value-type="float" office:value="6329" calcext:value-type="float">
            <text:p>6329</text:p>
          </table:table-cell>
          <table:table-cell office:value-type="float" office:value="888" calcext:value-type="float">
            <text:p>888</text:p>
          </table:table-cell>
          <table:table-cell office:value-type="float" office:value="773" calcext:value-type="float">
            <text:p>773</text:p>
          </table:table-cell>
          <table:table-cell office:value-type="float" office:value="0.95" calcext:value-type="float">
            <text:p>0.9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8548" calcext:value-type="float">
            <text:p>8548</text:p>
          </table:table-cell>
          <table:table-cell office:value-type="float" office:value="8175" calcext:value-type="float">
            <text:p>8175</text:p>
          </table:table-cell>
          <table:table-cell office:value-type="float" office:value="939" calcext:value-type="float">
            <text:p>939</text:p>
          </table:table-cell>
          <table:table-cell office:value-type="float" office:value="954" calcext:value-type="float">
            <text:p>954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 ch4</text:p>
          </table:table-cell>
          <table:table-cell office:value-type="float" office:value="921" calcext:value-type="float">
            <text:p>921</text:p>
          </table:table-cell>
          <table:table-cell office:value-type="float" office:value="1604" calcext:value-type="float">
            <text:p>1604</text:p>
          </table:table-cell>
          <table:table-cell office:value-type="float" office:value="1235" calcext:value-type="float">
            <text:p>1235</text:p>
          </table:table-cell>
          <table:table-cell office:value-type="float" office:value="782" calcext:value-type="float">
            <text:p>782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office:value-type="float" office:value="3375" calcext:value-type="float">
            <text:p>3375</text:p>
          </table:table-cell>
          <table:table-cell office:value-type="float" office:value="3167" calcext:value-type="float">
            <text:p>3167</text:p>
          </table:table-cell>
          <table:table-cell office:value-type="float" office:value="879" calcext:value-type="float">
            <text:p>879</text:p>
          </table:table-cell>
          <table:table-cell office:value-type="float" office:value="869" calcext:value-type="float">
            <text:p>8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671" calcext:value-type="float">
            <text:p>0.671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862" calcext:value-type="float">
            <text:p>1862</text:p>
          </table:table-cell>
          <table:table-cell office:value-type="float" office:value="1955" calcext:value-type="float">
            <text:p>1955</text:p>
          </table:table-cell>
          <table:table-cell office:value-type="float" office:value="973" calcext:value-type="float">
            <text:p>973</text:p>
          </table:table-cell>
          <table:table-cell office:value-type="float" office:value="897" calcext:value-type="float">
            <text:p>89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29" calcext:value-type="float">
            <text:p>0.829</text:p>
          </table:table-cell>
        </table:table-row>
      </table:table>
      <table:table table:name="Uniprot evaluation" table:style-name="ta1"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number-columns-repeated="2" table:default-cell-style-name="ce11"/>
        <table:table-column table:style-name="co26" table:number-columns-repeated="2" table:default-cell-style-name="ce11"/>
        <table:table-column table:style-name="co1" table:number-columns-repeated="1015" table:default-cell-style-name="ce11"/>
        <table:table-row table:style-name="ro1">
          <table:table-cell table:style-name="ce10" office:value-type="string" calcext:value-type="string">
            <text:p>Genome ID </text:p>
          </table:table-cell>
          <table:table-cell table:style-name="ce10" office:value-type="string" calcext:value-type="string">
            <text:p>Species</text:p>
          </table:table-cell>
          <table:table-cell table:style-name="ce10" office:value-type="string" calcext:value-type="string">
            <text:p>Uniprot protein number</text:p>
          </table:table-cell>
          <table:table-cell table:style-name="ce10" office:value-type="string" calcext:value-type="string">
            <text:p>Predicted gene number</text:p>
          </table:table-cell>
          <table:table-cell table:style-name="ce10" office:value-type="string" calcext:value-type="string">
            <text:p>Reciprocal best hit number (TP)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Specificity</text:p>
          </table:table-cell>
          <table:table-cell table:style-name="ce10" office:value-type="string" calcext:value-type="string">
            <text:p>Sensitivity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4313" calcext:value-type="float">
            <text:p>4313</text:p>
          </table:table-cell>
          <table:table-cell office:value-type="float" office:value="5079" calcext:value-type="float">
            <text:p>5079</text:p>
          </table:table-cell>
          <table:table-cell office:value-type="float" office:value="3691" calcext:value-type="float">
            <text:p>3691</text:p>
          </table:table-cell>
          <table:table-cell table:formula="of:= [.C2]-[.E2]" office:value-type="float" office:value="622" calcext:value-type="float">
            <text:p>622</text:p>
          </table:table-cell>
          <table:table-cell table:formula="of:=[.D2]-[.E2]" office:value-type="float" office:value="1388" calcext:value-type="float">
            <text:p>1388</text:p>
          </table:table-cell>
          <table:table-cell table:style-name="ce12" office:value-type="float" office:value="0.855784836540691" calcext:value-type="float">
            <text:p>0.856</text:p>
          </table:table-cell>
          <table:table-cell table:style-name="ce12" office:value-type="float" office:value="0.726717857846033" calcext:value-type="float">
            <text:p>0.72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7731" calcext:value-type="float">
            <text:p>7731</text:p>
          </table:table-cell>
          <table:table-cell office:value-type="float" office:value="7172" calcext:value-type="float">
            <text:p>7172</text:p>
          </table:table-cell>
          <table:table-cell office:value-type="float" office:value="4009" calcext:value-type="float">
            <text:p>4009</text:p>
          </table:table-cell>
          <table:table-cell table:formula="of:= [.C3]-[.E3]" office:value-type="float" office:value="3722" calcext:value-type="float">
            <text:p>3722</text:p>
          </table:table-cell>
          <table:table-cell table:formula="of:=[.D3]-[.E3]" office:value-type="float" office:value="3163" calcext:value-type="float">
            <text:p>3163</text:p>
          </table:table-cell>
          <table:table-cell table:style-name="ce12" office:value-type="float" office:value="0.51856163497607" calcext:value-type="float">
            <text:p>0.519</text:p>
          </table:table-cell>
          <table:table-cell table:style-name="ce12" office:value-type="float" office:value="0.558979364194088" calcext:value-type="float">
            <text:p>0.55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 ch4 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table:formula="of:= [.C4]-[.E4]" office:value-type="float" office:value="13" calcext:value-type="float">
            <text:p>13</text:p>
          </table:table-cell>
          <table:table-cell table:formula="of:=[.D4]-[.E4]" office:value-type="float" office:value="13" calcext:value-type="float">
            <text:p>13</text:p>
          </table:table-cell>
          <table:table-cell table:style-name="ce12" office:value-type="float" office:value="0.924577373211963" calcext:value-type="float">
            <text:p>0.925</text:p>
          </table:table-cell>
          <table:table-cell table:style-name="ce12" office:value-type="float" office:value="0.982044198895028" calcext:value-type="float">
            <text:p>0.982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1945" calcext:value-type="float">
            <text:p>1945</text:p>
          </table:table-cell>
          <table:table-cell table:formula="of:= [.C5]-[.E5]" office:value-type="float" office:value="833" calcext:value-type="float">
            <text:p>833</text:p>
          </table:table-cell>
          <table:table-cell table:formula="of:=[.D5]-[.E5]" office:value-type="float" office:value="833" calcext:value-type="float">
            <text:p>833</text:p>
          </table:table-cell>
          <table:table-cell table:style-name="ce12" office:value-type="float" office:value="0.622001918771986" calcext:value-type="float">
            <text:p>0.622</text:p>
          </table:table-cell>
          <table:table-cell table:style-name="ce12" office:value-type="float" office:value="0.700143988480922" calcext:value-type="float">
            <text:p>0.700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752" calcext:value-type="float">
            <text:p>1752</text:p>
          </table:table-cell>
          <table:table-cell office:value-type="float" office:value="1758" calcext:value-type="float">
            <text:p>1758</text:p>
          </table:table-cell>
          <table:table-cell office:value-type="float" office:value="1460" calcext:value-type="float">
            <text:p>1460</text:p>
          </table:table-cell>
          <table:table-cell table:formula="of:= [.C6]-[.E6]" office:value-type="float" office:value="292" calcext:value-type="float">
            <text:p>292</text:p>
          </table:table-cell>
          <table:table-cell table:formula="of:=[.D6]-[.E6]" office:value-type="float" office:value="298" calcext:value-type="float">
            <text:p>298</text:p>
          </table:table-cell>
          <table:table-cell table:style-name="ce12" office:value-type="float" office:value="0.784524449220849" calcext:value-type="float">
            <text:p>0.785</text:p>
          </table:table-cell>
          <table:table-cell table:style-name="ce12" office:value-type="float" office:value="0.830489192263936" calcext:value-type="float">
            <text:p>0.830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2" table:default-cell-style-name="ce4"/>
        <table:table-row table:style-name="ro1">
          <table:table-cell table:style-name="ce5" office:value-type="string" calcext:value-type="string">
            <text:p>Genome ID 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Uniprot protein number</text:p>
          </table:table-cell>
          <table:table-cell table:style-name="ce5" office:value-type="string" calcext:value-type="string">
            <text:p>#predicted genes</text:p>
          </table:table-cell>
          <table:table-cell table:style-name="ce5" office:value-type="string" calcext:value-type="string">
            <text:p>specificity</text:p>
          </table:table-cell>
          <table:table-cell table:style-name="ce5" office:value-type="string" calcext:value-type="string">
            <text:p>Sensitiv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</text:p>
          </table:table-cell>
          <table:table-cell office:value-type="float" office:value="4313" calcext:value-type="float">
            <text:p>4313</text:p>
          </table:table-cell>
          <table:table-cell office:value-type="float" office:value="5079" calcext:value-type="float">
            <text:p>5079</text:p>
          </table:table-cell>
          <table:table-cell office:value-type="float" office:value="0.855784836540691" calcext:value-type="float">
            <text:p>0.8557848365</text:p>
          </table:table-cell>
          <table:table-cell office:value-type="float" office:value="0.726717857846033" calcext:value-type="float">
            <text:p>0.7267178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eptomyces coelicolor</text:p>
          </table:table-cell>
          <table:table-cell office:value-type="float" office:value="7731" calcext:value-type="float">
            <text:p>7731</text:p>
          </table:table-cell>
          <table:table-cell office:value-type="float" office:value="7172" calcext:value-type="float">
            <text:p>7172</text:p>
          </table:table-cell>
          <table:table-cell office:value-type="float" office:value="0.51856163497607" calcext:value-type="float">
            <text:p>0.518561635</text:p>
          </table:table-cell>
          <table:table-cell office:value-type="float" office:value="0.558979364194088" calcext:value-type="float">
            <text:p>0.55897936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ccharomyces cerevisiae ch4 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0.924577373211963" calcext:value-type="float">
            <text:p>0.9245773732</text:p>
          </table:table-cell>
          <table:table-cell office:value-type="float" office:value="0.982044198895028" calcext:value-type="float">
            <text:p>0.98204419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brobacter xylanophilus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0.622001918771986" calcext:value-type="float">
            <text:p>0.6220019188</text:p>
          </table:table-cell>
          <table:table-cell office:value-type="float" office:value="0.700143988480922" calcext:value-type="float">
            <text:p>0.7001439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ribacter curvatus</text:p>
          </table:table-cell>
          <table:table-cell office:value-type="float" office:value="1752" calcext:value-type="float">
            <text:p>1752</text:p>
          </table:table-cell>
          <table:table-cell office:value-type="float" office:value="1758" calcext:value-type="float">
            <text:p>1758</text:p>
          </table:table-cell>
          <table:table-cell office:value-type="float" office:value="0.784524449220849" calcext:value-type="float">
            <text:p>0.7845244492</text:p>
          </table:table-cell>
          <table:table-cell office:value-type="float" office:value="0.830489192263936" calcext:value-type="float">
            <text:p>0.8304891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6:08:28.342777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09:15.906682966</meta:creation-date>
    <dc:date>2018-05-31T16:17:15.325720181</dc:date>
    <meta:editing-duration>PT58M3S</meta:editing-duration>
    <meta:editing-cycles>3</meta:editing-cycles>
    <meta:generator>LibreOffice/5.1.6.2$Linux_X86_64 LibreOffice_project/10m0$Build-2</meta:generator>
    <meta:document-statistic meta:table-count="4" meta:cell-count="2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1.006cm" svg:y="3.456cm" style:legend-expansion="high" chart:style-name="ch2"/>
        <chart:plot-area chart:style-name="ch3" table:cell-range-address="'NCBI and Uniprot'.B3:'NCBI and Uniprot'.B7 'NCBI and Uniprot'.E2:'NCBI and Uniprot'.F7 'NCBI and Uniprot'.K2:'NCBI and Uniprot'.L7" chart:data-source-has-labels="both" svg:x="0.318cm" svg:y="-0.022cm" svg:width="11.677cm" svg:height="10.343cm">
          <chartooo:coordinate-region svg:x="2.181cm" svg:y="0.178cm" svg:width="9.673cm" svg:height="6.675cm"/>
          <chart:axis chart:dimension="x" chart:name="primary-x" chart:style-name="ch4" chartooo:axis-type="auto">
            <chartooo:date-scale/>
            <chart:categories table:cell-range-address="'NCBI and Uniprot'.B3:'NCBI and Uniprot'.B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CBI and Uniprot'.E3:'NCBI and Uniprot'.E7" chart:label-cell-address="'NCBI and Uniprot'.E2:'NCBI and Uniprot'.E2" chart:class="chart:line">
            <chart:data-point chart:repeated="5"/>
          </chart:series>
          <chart:series chart:style-name="ch7" chart:values-cell-range-address="'NCBI and Uniprot'.F3:'NCBI and Uniprot'.F7" chart:label-cell-address="'NCBI and Uniprot'.F2:'NCBI and Uniprot'.F2" chart:class="chart:line">
            <chart:data-point chart:repeated="5"/>
          </chart:series>
          <chart:series chart:style-name="ch8" chart:values-cell-range-address="'NCBI and Uniprot'.K3:'NCBI and Uniprot'.K7" chart:label-cell-address="'NCBI and Uniprot'.K2:'NCBI and Uniprot'.K2" chart:class="chart:line">
            <chart:data-point chart:repeated="5"/>
          </chart:series>
          <chart:series chart:style-name="ch9" chart:values-cell-range-address="'NCBI and Uniprot'.L3:'NCBI and Uniprot'.L7" chart:label-cell-address="'NCBI and Uniprot'.L2:'NCBI and Uniprot'.L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 density(genes/kb)</text:p>
                <draw:g>
                  <svg:desc>'NCBI and Uniprot'.E2:'NCBI and Uniprot'.E2</svg:desc>
                </draw:g>
              </table:table-cell>
              <table:table-cell office:value-type="string">
                <text:p>GC value</text:p>
                <draw:g>
                  <svg:desc>'NCBI and Uniprot'.F2:'NCBI and Uniprot'.F2</svg:desc>
                </draw:g>
              </table:table-cell>
              <table:table-cell office:value-type="string">
                <text:p>specificity</text:p>
                <draw:g>
                  <svg:desc>'NCBI and Uniprot'.K2:'NCBI and Uniprot'.K2</svg:desc>
                </draw:g>
              </table:table-cell>
              <table:table-cell office:value-type="string">
                <text:p>Sensitivity</text:p>
                <draw:g>
                  <svg:desc>'NCBI and Uniprot'.L2:'NCBI and Uniprot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cherichia coli</text:p>
                <draw:g>
                  <svg:desc>'NCBI and Uniprot'.B3:'NCBI and Uniprot'.B7</svg:desc>
                </draw:g>
              </table:table-cell>
              <table:table-cell office:value-type="float" office:value="0.772199959590517">
                <text:p>0.772199959590517</text:p>
                <draw:g>
                  <svg:desc>'NCBI and Uniprot'.E3:'NCBI and Uniprot'.E7</svg:desc>
                </draw:g>
              </table:table-cell>
              <table:table-cell office:value-type="float" office:value="0.51">
                <text:p>0.51</text:p>
                <draw:g>
                  <svg:desc>'NCBI and Uniprot'.F3:'NCBI and Uniprot'.F7</svg:desc>
                </draw:g>
              </table:table-cell>
              <table:table-cell office:value-type="float" office:value="0.855784836540691">
                <text:p>0.855784836540691</text:p>
                <draw:g>
                  <svg:desc>'NCBI and Uniprot'.K3:'NCBI and Uniprot'.K7</svg:desc>
                </draw:g>
              </table:table-cell>
              <table:table-cell office:value-type="float" office:value="0.726717857846033">
                <text:p>0.726717857846033</text:p>
                <draw:g>
                  <svg:desc>'NCBI and Uniprot'.L3:'NCBI and Uniprot'.L7</svg:desc>
                </draw:g>
              </table:table-cell>
            </table:table-row>
            <table:table-row>
              <table:table-cell office:value-type="string">
                <text:p>Streptomyces coelicolor</text:p>
              </table:table-cell>
              <table:table-cell office:value-type="float" office:value="0.708385071743929">
                <text:p>0.708385071743929</text:p>
              </table:table-cell>
              <table:table-cell office:value-type="float" office:value="0.72">
                <text:p>0.72</text:p>
              </table:table-cell>
              <table:table-cell office:value-type="float" office:value="0.51856163497607">
                <text:p>0.51856163497607</text:p>
              </table:table-cell>
              <table:table-cell office:value-type="float" office:value="0.558979364194088">
                <text:p>0.558979364194088</text:p>
              </table:table-cell>
            </table:table-row>
            <table:table-row>
              <table:table-cell office:value-type="string">
                <text:p>Saccharomyces cerevisiae</text:p>
              </table:table-cell>
              <table:table-cell office:value-type="float" office:value="0.503517245850622">
                <text:p>0.503517245850622</text:p>
              </table:table-cell>
              <table:table-cell office:value-type="float" office:value="0.38">
                <text:p>0.38</text:p>
              </table:table-cell>
              <table:table-cell office:value-type="float" office:value="0.924577373211963">
                <text:p>0.924577373211963</text:p>
              </table:table-cell>
              <table:table-cell office:value-type="float" office:value="0.982044198895028">
                <text:p>0.982044198895028</text:p>
              </table:table-cell>
            </table:table-row>
            <table:table-row>
              <table:table-cell office:value-type="string">
                <text:p>Rubrobacter xylanophilus</text:p>
              </table:table-cell>
              <table:table-cell office:value-type="float" office:value="0.984725715944273">
                <text:p>0.984725715944273</text:p>
              </table:table-cell>
              <table:table-cell office:value-type="float" office:value="0.7">
                <text:p>0.7</text:p>
              </table:table-cell>
              <table:table-cell office:value-type="float" office:value="0.622001918771986">
                <text:p>0.622001918771986</text:p>
              </table:table-cell>
              <table:table-cell office:value-type="float" office:value="0.700143988480922">
                <text:p>0.700143988480922</text:p>
              </table:table-cell>
            </table:table-row>
            <table:table-row>
              <table:table-cell office:value-type="string">
                <text:p>Spiribacter curvatus</text:p>
              </table:table-cell>
              <table:table-cell office:value-type="float" office:value="0.965430699481865">
                <text:p>0.965430699481865</text:p>
              </table:table-cell>
              <table:table-cell office:value-type="float" office:value="0.64">
                <text:p>0.64</text:p>
              </table:table-cell>
              <table:table-cell office:value-type="float" office:value="0.784524449220849">
                <text:p>0.784524449220849</text:p>
              </table:table-cell>
              <table:table-cell office:value-type="float" office:value="0.830489192263936">
                <text:p>0.830489192263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column-mapping="0" chart:style-name="ch1">
        <chart:title svg:x="4.08cm" svg:y="0.316cm" chart:style-name="ch2">
          <text:p>Gene density and prediction specificity</text:p>
        </chart:title>
        <chart:legend chart:legend-position="end" svg:x="11.852cm" svg:y="3.955cm" style:legend-expansion="high" chart:style-name="ch3"/>
        <chart:plot-area chart:style-name="ch4" table:cell-range-address="'NCBI and Uniprot'.E3:'NCBI and Uniprot'.E7 'NCBI and Uniprot'.K2:'NCBI and Uniprot'.K7" chart:data-source-has-labels="both" svg:x="1.331cm" svg:y="1.275cm" svg:width="10.201cm" svg:height="6.57cm">
          <chartooo:coordinate-region svg:x="2.058cm" svg:y="1.474cm" svg:width="9.234cm" svg:height="5.724cm"/>
          <chart:axis chart:dimension="x" chart:name="primary-x" chart:style-name="ch5" chartooo:axis-type="auto">
            <chart:title svg:x="4.614cm" svg:y="8.025cm" chart:style-name="ch6">
              <text:p>Gene density (genes/kb)</text:p>
            </chart:title>
            <chart:categories table:cell-range-address="'NCBI and Uniprot'.E3:'NCBI and Uniprot'.E7"/>
            <chart:grid chart:style-name="ch7" chart:class="major"/>
          </chart:axis>
          <chart:axis chart:dimension="y" chart:name="primary-y" chart:style-name="ch5">
            <chart:title svg:x="0.451cm" svg:y="5.345cm" chart:style-name="ch8">
              <text:p>Specificity</text:p>
            </chart:title>
            <chart:grid chart:style-name="ch7" chart:class="major"/>
          </chart:axis>
          <chart:series chart:style-name="ch9" chart:values-cell-range-address="'NCBI and Uniprot'.K3:'NCBI and Uniprot'.K7" chart:label-cell-address="'NCBI and Uniprot'.K2:'NCBI and Uniprot'.K2" chart:class="chart:scatter">
            <chart:domain table:cell-range-address="'NCBI and Uniprot'.E3:'NCBI and Uniprot'.E7"/>
            <chart:regression-curve chart:style-name="ch10"/>
            <chart:data-point chart:repeated="3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cificity</text:p>
                <draw:g>
                  <svg:desc>'NCBI and Uniprot'.K2:'NCBI and Uniprot'.K2</svg:desc>
                </draw:g>
              </table:table-cell>
            </table:table-row>
          </table:table-header-rows>
          <table:table-rows>
            <table:table-row>
              <table:table-cell office:value-type="float" office:value="0.772199959590517">
                <text:p>0.772199959590517</text:p>
                <draw:g>
                  <svg:desc>'NCBI and Uniprot'.E3:'NCBI and Uniprot'.E7</svg:desc>
                </draw:g>
              </table:table-cell>
              <table:table-cell office:value-type="float" office:value="0.772199959590517">
                <text:p>0.772199959590517</text:p>
                <draw:g>
                  <svg:desc>'NCBI and Uniprot'.E3:'NCBI and Uniprot'.E7</svg:desc>
                </draw:g>
              </table:table-cell>
              <table:table-cell office:value-type="float" office:value="0.855784836540691">
                <text:p>0.855784836540691</text:p>
                <draw:g>
                  <svg:desc>'NCBI and Uniprot'.K3:'NCBI and Uniprot'.K7</svg:desc>
                </draw:g>
              </table:table-cell>
            </table:table-row>
            <table:table-row>
              <table:table-cell office:value-type="float" office:value="0.708385071743929">
                <text:p>0.708385071743929</text:p>
              </table:table-cell>
              <table:table-cell office:value-type="float" office:value="0.708385071743929">
                <text:p>0.708385071743929</text:p>
              </table:table-cell>
              <table:table-cell office:value-type="float" office:value="0.51856163497607">
                <text:p>0.51856163497607</text:p>
              </table:table-cell>
            </table:table-row>
            <table:table-row>
              <table:table-cell office:value-type="float" office:value="0.503517245850622">
                <text:p>0.503517245850622</text:p>
              </table:table-cell>
              <table:table-cell office:value-type="float" office:value="0.503517245850622">
                <text:p>0.503517245850622</text:p>
              </table:table-cell>
              <table:table-cell office:value-type="float" office:value="0.924577373211963">
                <text:p>0.924577373211963</text:p>
              </table:table-cell>
            </table:table-row>
            <table:table-row>
              <table:table-cell office:value-type="float" office:value="0.984725715944273">
                <text:p>0.984725715944273</text:p>
              </table:table-cell>
              <table:table-cell office:value-type="float" office:value="0.984725715944273">
                <text:p>0.984725715944273</text:p>
              </table:table-cell>
              <table:table-cell office:value-type="float" office:value="0.622001918771986">
                <text:p>0.622001918771986</text:p>
              </table:table-cell>
            </table:table-row>
            <table:table-row>
              <table:table-cell office:value-type="float" office:value="0.965430699481865">
                <text:p>0.965430699481865</text:p>
              </table:table-cell>
              <table:table-cell office:value-type="float" office:value="0.965430699481865">
                <text:p>0.965430699481865</text:p>
              </table:table-cell>
              <table:table-cell office:value-type="float" office:value="0.784524449220849">
                <text:p>0.784524449220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265cm" svg:y="0.316cm" chart:style-name="ch2">
          <text:p>GC content and prediction specificity</text:p>
        </chart:title>
        <chart:legend chart:legend-position="end" svg:x="13.685cm" svg:y="4.203cm" style:legend-expansion="high" chart:style-name="ch3"/>
        <chart:plot-area chart:style-name="ch4" table:cell-range-address="'NCBI and Uniprot'.F3:'NCBI and Uniprot'.F7 'NCBI and Uniprot'.K2:'NCBI and Uniprot'.K7" chart:data-source-has-labels="row" svg:x="1.331cm" svg:y="1.275cm" svg:width="12.034cm" svg:height="6.569cm">
          <chartooo:coordinate-region svg:x="2.058cm" svg:y="1.474cm" svg:width="10.976cm" svg:height="5.723cm"/>
          <chart:axis chart:dimension="x" chart:name="primary-x" chart:style-name="ch5">
            <chart:title svg:x="6.616cm" svg:y="8.024cm" chart:style-name="ch6">
              <text:p>GC value</text:p>
            </chart:title>
          </chart:axis>
          <chart:axis chart:dimension="y" chart:name="primary-y" chart:style-name="ch5">
            <chart:title svg:x="0.451cm" svg:y="5.317cm" chart:style-name="ch7">
              <text:p>specificity</text:p>
            </chart:title>
            <chart:grid chart:style-name="ch8" chart:class="major"/>
          </chart:axis>
          <chart:series chart:style-name="ch9" chart:values-cell-range-address="'NCBI and Uniprot'.K3:'NCBI and Uniprot'.K7" chart:label-cell-address="'NCBI and Uniprot'.K2:'NCBI and Uniprot'.K2" chart:class="chart:scatter">
            <chart:domain table:cell-range-address="'NCBI and Uniprot'.F3:'NCBI and Uniprot'.F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cificity</text:p>
                <draw:g>
                  <svg:desc>'NCBI and Uniprot'.K2:'NCBI and Uniprot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">
                <text:p>0.51</text:p>
                <draw:g>
                  <svg:desc>'NCBI and Uniprot'.F3:'NCBI and Uniprot'.F7</svg:desc>
                </draw:g>
              </table:table-cell>
              <table:table-cell office:value-type="float" office:value="0.855784836540691">
                <text:p>0.855784836540691</text:p>
                <draw:g>
                  <svg:desc>'NCBI and Uniprot'.K3:'NCBI and Uniprot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0.51856163497607">
                <text:p>0.51856163497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0.924577373211963">
                <text:p>0.924577373211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622001918771986">
                <text:p>0.622001918771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0.784524449220849">
                <text:p>0.7845244492208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